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vaz fait un test de drop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az </meta:initial-creator>
    <meta:creation-date>2012-01-05T16:41:01</meta:creation-date>
    <meta:document-statistic meta:table-count="0" meta:image-count="0" meta:object-count="0" meta:page-count="1" meta:paragraph-count="1" meta:word-count="6" meta:character-count="29" meta:non-whitespace-character-count="24"/>
    <dc:date>2012-01-05T16:41:46</dc:date>
    <dc:creator>navaz </dc:creator>
    <meta:editing-duration>PT46S</meta:editing-duration>
    <meta:editing-cycles>1</meta:editing-cycles>
    <meta:generator>LibreOffice/3.4$Linux LibreOffice_project/340m1$Build-302</meta:generator>
  </office:meta>
</office:document-meta>
</file>